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file-entry manifest:full-path="MyPrivateStorage/Layout" manifest:media-type=""/>
  <manifest:file-entry manifest:full-path="MyPrivateStorage/" manifest:media-type="vnd.MyVendor.MyProject.Storage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center" style:justify-single-word="false"/>
      <style:text-properties style:font-name="Arial" fo:font-size="14pt" style:font-size-asian="14pt" style:font-size-complex="14pt"/>
    </style:style>
    <style:style style:name="P4"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Arial"/>
    </style:style>
    <style:style style:name="P7" style:family="paragraph" style:parent-style-name="Standard">
      <style:paragraph-properties fo:text-align="start" style:justify-single-word="false"/>
      <style:text-properties style:font-name="Arial" fo:font-style="italic" style:font-style-asian="italic" style:font-style-complex="italic"/>
    </style:style>
    <style:style style:name="P8" style:family="paragraph" style:parent-style-name="Standard">
      <style:paragraph-properties fo:text-align="start" style:justify-single-word="false"/>
      <style:text-properties style:font-name="Arial" fo:language="fr" fo:country="CA" fo:font-style="italic" style:font-style-asian="italic" style:font-style-complex="italic"/>
    </style:style>
    <style:style style:name="P9" style:family="paragraph" style:parent-style-name="Standard">
      <style:paragraph-properties fo:text-align="center" style:justify-single-word="false"/>
      <style:text-properties style:font-name="Arial" officeooo:rsid="001bfda2" officeooo:paragraph-rsid="001bfda2"/>
    </style:style>
    <style:style style:name="P10" style:family="paragraph" style:parent-style-name="Standard">
      <style:paragraph-properties fo:text-align="start" style:justify-single-word="false"/>
      <style:text-properties style:font-name="Arial" officeooo:rsid="001bfda2" officeooo:paragraph-rsid="001bfda2"/>
    </style:style>
    <style:style style:name="P11" style:family="paragraph" style:parent-style-name="Standard">
      <style:paragraph-properties fo:line-height="150%" fo:text-align="start" style:justify-single-word="false"/>
      <style:text-properties style:font-name="Arial" officeooo:rsid="001bfda2" officeooo:paragraph-rsid="001bfda2"/>
    </style:style>
    <style:style style:name="P12" style:family="paragraph" style:parent-style-name="Standard">
      <style:paragraph-properties fo:margin-left="1.245cm" fo:margin-right="0cm" fo:text-align="start" style:justify-single-word="false" fo:text-indent="0cm" style:auto-text-indent="false"/>
      <style:text-properties style:font-name="Arial" fo:font-style="italic" style:font-style-asian="italic" style:font-style-complex="italic"/>
    </style:style>
    <style:style style:name="P13" style:family="paragraph" style:parent-style-name="Standard">
      <style:paragraph-properties fo:text-align="start" style:justify-single-word="false" fo:break-before="page"/>
      <style:text-properties style:font-name="Arial" fo:font-size="14pt" fo:font-weight="bold" style:font-size-asian="14pt" style:font-weight-asian="bold" style:font-size-complex="14pt" style:font-weight-complex="bold"/>
    </style:style>
    <style:style style:name="P14" style:family="paragraph" style:parent-style-name="Standard" style:list-style-name="L1">
      <style:paragraph-properties fo:line-height="150%" fo:text-align="start" style:justify-single-word="false"/>
      <style:text-properties style:font-name="Arial" officeooo:rsid="001bfda2" officeooo:paragraph-rsid="001bfda2"/>
    </style:style>
    <style:style style:name="P15" style:family="paragraph" style:parent-style-name="Standard" style:list-style-name="L1">
      <style:paragraph-properties fo:line-height="150%" fo:text-align="start" style:justify-single-word="false"/>
      <style:text-properties style:font-name="Arial" fo:font-weight="bold" officeooo:rsid="001e58cf" officeooo:paragraph-rsid="00208568" style:font-weight-asian="bold" style:font-weight-complex="bold"/>
    </style:style>
    <style:style style:name="P16" style:family="paragraph" style:parent-style-name="Standard" style:list-style-name="L1">
      <style:paragraph-properties fo:line-height="150%" fo:text-align="start" style:justify-single-word="false"/>
      <style:text-properties style:font-name="Arial" fo:font-weight="bold" officeooo:rsid="00208568" officeooo:paragraph-rsid="00208568" style:font-weight-asian="bold" style:font-weight-complex="bold"/>
    </style:style>
    <style:style style:name="P17" style:family="paragraph" style:parent-style-name="Standard" style:list-style-name="L1">
      <style:paragraph-properties fo:line-height="150%" fo:text-align="start" style:justify-single-word="false"/>
      <style:text-properties style:font-name="Arial" fo:font-weight="bold" officeooo:rsid="00231acb" officeooo:paragraph-rsid="00231acb" style:font-weight-asian="bold" style:font-weight-complex="bold"/>
    </style:style>
    <style:style style:name="P18" style:family="paragraph" style:parent-style-name="Standard" style:list-style-name="L1">
      <style:paragraph-properties fo:line-height="150%" fo:text-align="start" style:justify-single-word="false"/>
      <style:text-properties style:font-name="Arial" fo:font-weight="bold" officeooo:rsid="00241b6d" officeooo:paragraph-rsid="00241b6d" style:font-weight-asian="bold" style:font-weight-complex="bold"/>
    </style:style>
    <style:style style:name="P19" style:family="paragraph" style:parent-style-name="Standard" style:list-style-name="L1">
      <style:paragraph-properties fo:line-height="150%" fo:text-align="start" style:justify-single-word="false"/>
      <style:text-properties style:font-name="Arial" fo:font-weight="bold" officeooo:rsid="00265fe7" officeooo:paragraph-rsid="00265fe7" style:font-weight-asian="bold" style:font-weight-complex="bold"/>
    </style:style>
    <style:style style:name="P20" style:family="paragraph" style:parent-style-name="Standard" style:list-style-name="L1">
      <style:paragraph-properties fo:line-height="150%" fo:text-align="start" style:justify-single-word="false"/>
      <style:text-properties style:font-name="Arial" fo:font-weight="bold" officeooo:rsid="0028fbb5" officeooo:paragraph-rsid="0028fbb5" style:font-weight-asian="bold" style:font-weight-complex="bold"/>
    </style:style>
    <style:style style:name="P21" style:family="paragraph" style:parent-style-name="Standard" style:list-style-name="L2">
      <style:paragraph-properties fo:text-align="start" style:justify-single-word="false"/>
      <style:text-properties style:font-name="Arial" fo:font-style="italic" style:font-style-asian="italic" style:font-style-complex="italic"/>
    </style:style>
    <style:style style:name="P22" style:family="paragraph" style:parent-style-name="Standard" style:list-style-name="L2">
      <style:paragraph-properties fo:text-align="start" style:justify-single-word="false"/>
      <style:text-properties style:font-name="Arial" fo:language="fr" fo:country="CA" fo:font-style="italic" style:font-style-asian="italic" style:font-style-complex="italic"/>
    </style:style>
    <style:style style:name="T1" style:family="text">
      <style:text-properties officeooo:rsid="001aab3c"/>
    </style:style>
    <style:style style:name="T2" style:family="text">
      <style:text-properties fo:font-size="13pt" fo:font-style="italic" style:text-underline-style="solid" style:text-underline-width="auto" style:text-underline-color="font-color" fo:font-weight="normal" style:font-size-asian="13pt" style:font-style-asian="italic" style:font-weight-asian="normal" style:font-size-complex="13pt" style:font-style-complex="italic" style:font-weight-complex="normal"/>
    </style:style>
    <style:style style:name="T3" style:family="text">
      <style:text-properties fo:language="fr" fo:country="CA"/>
    </style:style>
    <style:style style:name="T4" style:family="text">
      <style:text-properties officeooo:rsid="0017a7b9"/>
    </style:style>
    <style:style style:name="T5" style:family="text">
      <style:text-properties officeooo:rsid="001bba1f"/>
    </style:style>
    <style:style style:name="T6" style:family="text">
      <style:text-properties officeooo:rsid="001bfda2"/>
    </style:style>
    <style:style style:name="T7" style:family="text">
      <style:text-properties officeooo:rsid="001c895b"/>
    </style:style>
    <style:style style:name="T8" style:family="text">
      <style:text-properties style:text-underline-style="none" fo:font-weight="bold" style:font-weight-asian="bold" style:font-weight-complex="bold"/>
    </style:style>
    <style:style style:name="T9" style:family="text">
      <style:text-properties officeooo:rsid="001e58cf"/>
    </style:style>
    <style:style style:name="T10" style:family="text">
      <style:text-properties fo:font-weight="normal" style:font-weight-asian="normal" style:font-weight-complex="normal"/>
    </style:style>
    <style:style style:name="T11" style:family="text">
      <style:text-properties fo:font-weight="normal" officeooo:rsid="002051f2" style:font-weight-asian="normal" style:font-weight-complex="normal"/>
    </style:style>
    <style:style style:name="T12" style:family="text">
      <style:text-properties fo:font-weight="normal" officeooo:rsid="00208568" style:font-weight-asian="normal" style:font-weight-complex="normal"/>
    </style:style>
    <style:style style:name="T13" style:family="text">
      <style:text-properties fo:font-weight="normal" officeooo:rsid="0022a3c5" style:font-weight-asian="normal" style:font-weight-complex="normal"/>
    </style:style>
    <style:style style:name="T14" style:family="text">
      <style:text-properties fo:font-weight="normal" officeooo:rsid="00231acb" style:font-weight-asian="normal" style:font-weight-complex="normal"/>
    </style:style>
    <style:style style:name="T15" style:family="text">
      <style:text-properties fo:font-weight="normal" officeooo:rsid="0023e83f" style:font-weight-asian="normal" style:font-weight-complex="normal"/>
    </style:style>
    <style:style style:name="T16" style:family="text">
      <style:text-properties fo:font-weight="normal" officeooo:rsid="00241b6d" style:font-weight-asian="normal" style:font-weight-complex="normal"/>
    </style:style>
    <style:style style:name="T17" style:family="text">
      <style:text-properties fo:font-weight="normal" officeooo:rsid="0024f0de" style:font-weight-asian="normal" style:font-weight-complex="normal"/>
    </style:style>
    <style:style style:name="T18" style:family="text">
      <style:text-properties fo:font-weight="normal" officeooo:rsid="00265fe7" style:font-weight-asian="normal" style:font-weight-complex="normal"/>
    </style:style>
    <style:style style:name="T19" style:family="text">
      <style:text-properties fo:font-weight="normal" officeooo:rsid="00272b9a" style:font-weight-asian="normal" style:font-weight-complex="normal"/>
    </style:style>
    <style:style style:name="T20" style:family="text">
      <style:text-properties fo:font-weight="normal" officeooo:rsid="0028fbb5"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Polytechnique Montréal</text:p>
      <text:p text:style-name="Standard"/>
      <text:p text:style-name="Standard"/>
      <text:p text:style-name="P3">Département de génie informatique et génie logiciel</text:p>
      <text:p text:style-name="P3"/>
      <text:p text:style-name="P3"/>
      <text:p text:style-name="P3"/>
      <text:p text:style-name="P3"/>
      <text:p text:style-name="P3">Cours INF19<text:span text:style-name="T1">00</text:span>:</text:p>
      <text:p text:style-name="P3">Projet initial <text:span text:style-name="T1">de système embarqué</text:span></text:p>
      <text:p text:style-name="P3"/>
      <text:p text:style-name="P3"/>
      <text:p text:style-name="P3"/>
      <text:p text:style-name="P3"/>
      <text:p text:style-name="P3">Travail pratique <text:span text:style-name="T5">7</text:span></text:p>
      <text:p text:style-name="P3"/>
      <text:p text:style-name="P4">Makefile et production d<text:span text:style-name="T4">e</text:span> librairie statique</text:p>
      <text:p text:style-name="P3"/>
      <text:p text:style-name="P2"/>
      <text:p text:style-name="P2"/>
      <text:p text:style-name="P2"/>
      <text:p text:style-name="P2">Par l'équipe</text:p>
      <text:p text:style-name="P2"/>
      <text:p text:style-name="P2">No <text:span text:style-name="T6">5367</text:span></text:p>
      <text:p text:style-name="P2"/>
      <text:p text:style-name="P2"/>
      <text:p text:style-name="P2"/>
      <text:p text:style-name="P2"/>
      <text:p text:style-name="P2">Noms:</text:p>
      <text:p text:style-name="P2"/>
      <text:p text:style-name="P9">Hee-Ming Yang</text:p>
      <text:p text:style-name="P9">Adam Halim</text:p>
      <text:p text:style-name="P9">Chun Yang Li</text:p>
      <text:p text:style-name="P9">Jean Janssen</text:p>
      <text:p text:style-name="P2"/>
      <text:p text:style-name="P2"/>
      <text:p text:style-name="P2"/>
      <text:p text:style-name="P2"/>
      <text:p text:style-name="P2"/>
      <text:p text:style-name="P2"/>
      <text:p text:style-name="P2">Date: </text:p>
      <text:p text:style-name="P2"><text:span text:style-name="T6">3</text:span> <text:span text:style-name="T6">novembre</text:span> <text:span text:style-name="T6">2020</text:span></text:p>
      <text:p text:style-name="P2"/>
      <text:p text:style-name="P2"/>
      <text:p text:style-name="P5"/>
      <text:p text:style-name="P13">Partie 1 : Description de la librairie</text:p>
      <text:p text:style-name="P6"/>
      <text:p text:style-name="P12">Décrire la librairie construite et formée (<text:span text:style-name="T3">définitions, </text:span>fonctions ou classes, utilité, etc...) pour que cette partie du travail soient bien documentées pour la suite du projet pour le bénéfice de tous les membres de l'équipe.</text:p>
      <text:p text:style-name="P12"/>
      <text:p text:style-name="P11">Nous avons divisé nos codes réutilisables en quatres classes.</text:p>
      <text:p text:style-name="P11"/>
      <text:list xml:id="list745211340" text:style-name="L1">
        <text:list-item>
          <text:p text:style-name="P14"><text:span text:style-name="T8">can</text:span>: <text:span text:style-name="T9">C</text:span>ette classe contient un constructeur, un destructeur et une fonction ''lecture''. <text:span text:style-name="T7">La fonction ''lecture'' sert à convertir les signaux analogiques (en volt) en valeur numériques dans une variable à 16 bits où seul les 10 premiers bits sont significatifs. Cette classe est préfaite pour qu'on puisse l'utiliser lors du tp6, donc rien n'est à modifier pour l'implémenter en librairie.</text:span></text:p>
        </text:list-item>
        <text:list-item>
          <text:p text:style-name="P15">Del:<text:span text:style-name="T10"> Cette classe contient une fonction ''blinking'' et une fonction ''buttonIsPressed''. Cette classe regroupe le code qui ont en lien avec les manipulations de la led ainsi que des bouttons-pousoir. </text:span></text:p>
          <text:p text:style-name="P15"><text:span text:style-name="T10">La fonction ''blinking'' </text:span><text:span text:style-name="T11">est un code simple qui sert à faire clignoter un led. Elle </text:span><text:span text:style-name="T10">prend en paramètres </text:span><text:span text:style-name="T11">le sens du courant nommé ''del'' en int pour permettre de choisir la couleur (rouge ou vert) de la led, la durée entre chaque intervalle d'état nommé ''delay'' (pour _delay_ms()) en uint8_t et une variable volatile en uint8_t nommé ''pin'' qui </text:span><text:span text:style-name="T12">permet de choisir le port où est connecté la led sur l'Atmega. Comparé au code original, nous avons ajouté un paramètre de plus, la ''pin'' ainsi qu'une variable local</text:span><text:span text:style-name="T14">e</text:span><text:span text:style-name="T12"> ''off'' de type int. Le paramètre est dû au fait que le ''blinking'' original ne fonctionnait que sur le port A de l'Atmega. Pour l'implémenter en librairie, il faut le rendre moins spécifique (ou plus flexible). En ajoutant ce paramètre on permet à l'utilisateur de choisir le port qu'il veut. Pour la variable local</text:span><text:span text:style-name="T14">e</text:span><text:span text:style-name="T12">, elle sert à éteindre la led soit avec la valeur de 0. De plus, elle sert à éviter les nombres magiques. Le code original utilise une variable global à la place. </text:span></text:p>
          <text:p text:style-name="P16"><text:span text:style-name="T10">La fonction ''buttonIsPressed'' </text:span><text:span text:style-name="T13">vérifie si le bouton est pessé et retourne un true ou false. Elle prend en paramètre</text:span><text:span text:style-name="T17">s</text:span><text:span text:style-name="T13"> un uint8_t nommé ''button'' qui permet de choisir le numéro du pin où le bouton à peser est relié ainsi qu'un volatile uint8_t nommé ''pin'' qui permet de choisir le port configuré en entré qui est relié au bouton. Similairement à la fonction ''blinking'', cette fonction </text:span><text:span text:style-name="T14">contient un paramètre volatile et une variable locale de plus pour permettre à l'utilisateur de choisir son port en entré et d'éviter les nombres magiques.</text:span></text:p>
        </text:list-item>
        <text:list-item>
          <text:p text:style-name="P17">Motor: <text:span text:style-name="T10">Cette classe contient une fonction ''turnMotorPWM'', une fonction </text:span><text:soft-page-break/><text:span text:style-name="T10">''convertPercentInPWM8BitTimer'' et une fonction ''adjustPWM''. Cette classe regroupe les codes qui ont en lien avec l'ajustement de la vitesse des roues par le biais de PWM </text:span><text:span text:style-name="T16">sur 8 bits</text:span><text:span text:style-name="T10">.</text:span></text:p>
          <text:p text:style-name="P17"><text:span text:style-name="T10">La fonction ''adjustPWM'' </text:span><text:span text:style-name="T15">sert à ajuster le PWM. Elle prend en paramètre</text:span><text:span text:style-name="T17">s</text:span><text:span text:style-name="T15"> un uint8_t nommé ''percentage'' pour modifier le pourcentage du PWM et un autre uint8_t nommé ''ocrnx'' déterminé selon le port où </text:span><text:span text:style-name="T16">est généré le PWM. La fonction original ajuste le PWM pour 2 port fix et comporte aussi l'initialisation du timer très spécifique au tp. L'initialisation est enlevée pour la fonction en librairie pour le rendre plus flexible et permettre à l'utilisateur d'initialiser leur propre timer. La fonction ne peut désormais qu'ajuster un PWM à la fois, puisque le nombre de PWM à ajuster dépend de la situation et avec l'ajout du paramètre ''ocrnx'', l'utilisateur peut choisir son port sur l'Atmega.</text:span></text:p>
          <text:p text:style-name="P18"><text:span text:style-name="T10">La fonction ''</text:span><text:span text:style-name="T17">convertPercentInPWM8BitTimer'' permet de prendre un pourcentage et de </text:span><text:span text:style-name="T18">retourner</text:span><text:span text:style-name="T17"> une valeur </text:span><text:span text:style-name="T18">équivalente</text:span><text:span text:style-name="T17"> sur 8 bits soit entre 0 et 254. Cette fonction prend en paramètre un uint8_t nommé ''percentage'' qui permet de choisir le pourcentage à convertir. Cette fonction est déjà très peu spécifique, donc aucune modification n'est nécessaire. </text:span></text:p>
          <text:p text:style-name="P19"><text:span text:style-name="T17">L</text:span><text:span text:style-name="T10">a fonction ''turnMotorPWM'' permet de faire tourner une roue pour un certain intervalle de temps. Elle prend en paramètres un double nommé ''PWM'' qui permet de choisir le pourcentage de PWM voulu, un double nommé ''frequency'' qui permet de choisir la fréquence à laquelle la roue va tourner, un uint8_t nommé ''direction'' qui permet de choisir la direction que la roue va tourner, un double nommé ''duration'' qui détermine la durée où la roue va tourner et finalement, un volatile uint8_t nommé ''port'' qui permet de choisir le port auquel la roue est reliée sur l'Atmega. </text:span><text:span text:style-name="T19">Le code original a la roue fixe sur un port spécifique et cette roue tourne pendant un intervalle de temps qui est aussi spécifique. Dans la nouvelle fonction, les paramètres ''duration'' et ''port'' sont ajoutés pour avoir plus de flexibilité en permettant à l'utilisateur de choisir le temps durant lequel la roue va tourner et le port où il veut relier la roue.</text:span></text:p>
        </text:list-item>
        <text:list-item>
          <text:p text:style-name="P19">Uart<text:span text:style-name="T10">: Cette classe contient une fonction ''initialisation'' </text:span><text:span text:style-name="T20">ainsi qu'une fonction ''transmission''. Cette classe regroupe les codes qui sont en lien avec l'écriture dans la mémoire de l'Atmega.</text:span></text:p>
          <text:p text:style-name="P20"><text:span text:style-name="T10">La fonction ''initialisation'' permet d'initialiser l'uart pour la transmission et la reception. Cette fonction </text:span></text:p>
          <text:p text:style-name="P20"><text:soft-page-break/><text:span text:style-name="T10">La fonction ''transmission'' permet de transmettre des données dans la mémoire de l'Atmega. Elle prend en paramètre un uint8_t nommé ''info'' qui est la donnée en ASCII à transmettre. </text:span></text:p>
        </text:list-item>
      </text:list>
      <text:p text:style-name="P11"/>
      <text:p text:style-name="P10"><text:s/></text:p>
      <text:p text:style-name="P6"/>
      <text:p text:style-name="P6"/>
      <text:p text:style-name="P5">Partie 2 : Décrire les modifications apportées au Makefile de départ</text:p>
      <text:p text:style-name="P6"/>
      <text:p text:style-name="P12">Décrire les quelques modifications apportées au Makefile de la librairie pour démontrer votre compréhension de la formation des fichiers. <text:s/>Faire de même pour les modifications apportées au Makefile du code (bidon) de test qui utilise cette librairie.</text:p>
      <text:p text:style-name="P6"/>
      <text:p text:style-name="P6"/>
      <text:p text:style-name="P6"><text:tab/><text:span text:style-name="T2">Le rapport total ne doit par dépasser 7 pages incluant la page couverture.</text:span></text:p>
      <text:p text:style-name="P7"/>
      <text:p text:style-name="P7"/>
      <text:p text:style-name="P7">Barème: vous serez jugé sur:</text:p>
      <text:list xml:id="list2585970539" text:style-name="L2">
        <text:list-item>
          <text:list>
            <text:list-item>
              <text:p text:style-name="P21">La <text:span text:style-name="T3">qualités et le choix de vos portions de code choisies ( 5 points sur 20 )</text:span></text:p>
            </text:list-item>
            <text:list-item>
              <text:p text:style-name="P22">La qualités de vos modifications aux Makefiles ( 5 points sur 20 )</text:p>
            </text:list-item>
            <text:list-item>
              <text:p text:style-name="P22">Le rapport ( <text:span text:style-name="T4">7</text:span> points sur 20 )</text:p>
              <text:list>
                <text:list-item>
                  <text:p text:style-name="P22">Explications cohérentes par rapport au code retenu pour former la librairie (2 points)</text:p>
                </text:list-item>
                <text:list-item>
                  <text:p text:style-name="P22">Explications cohérentes par rapport aux Makefiles modifiés (2 points)</text:p>
                </text:list-item>
                <text:list-item>
                  <text:p text:style-name="P22">Explications claires avec un bon niveau de détails (2 points)</text:p>
                </text:list-item>
                <text:list-item>
                  <text:p text:style-name="P22">Bon français (1 point)</text:p>
                </text:list-item>
              </text:list>
            </text:list-item>
            <text:list-item>
              <text:p text:style-name="P22">Bonne soumission de l'ensemble du code (compilation sans erreurs, …) et du rapport selon le format demandé ( 3 points sur 20 <text:s/>)</text:p>
            </text:list-item>
          </text:list>
        </text:list-item>
      </text:list>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aab3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19<text:span text:style-name="MT1">00</text:span><text:tab/><text:page-number text:select-page="current">4</text:page-number><text:tab/>Makefile et librairies</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9T18:41:46.497000000</meta:creation-date>
    <meta:editing-duration>PT36M8S</meta:editing-duration>
    <meta:editing-cycles>11</meta:editing-cycles>
    <meta:generator>LibreOffice/6.2.7.1$Linux_X86_64 LibreOffice_project/20$Build-1</meta:generator>
    <dc:date>2020-11-01T17:19:31.985052758</dc:date>
    <meta:document-statistic meta:table-count="0" meta:image-count="0" meta:object-count="0" meta:page-count="4" meta:paragraph-count="43" meta:word-count="1065" meta:character-count="6482" meta:non-whitespace-character-count="5468"/>
    <meta:user-defined meta:name="Info 1"/>
    <meta:user-defined meta:name="Info 2"/>
    <meta:user-defined meta:name="Info 3"/>
    <meta:user-defined meta:name="Info 4"/>
  </office:meta>
</office:document-meta>
</file>